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be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{{table<text:span text:style-name="T1">1</text:span>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7:09.877274787</meta:creation-date>
    <dc:date>2025-05-04T18:12:52.754992531</dc:date>
    <meta:editing-duration>PT50M29S</meta:editing-duration>
    <meta:editing-cycles>6</meta:editing-cycles>
    <meta:generator>LibreOffice/24.2.7.2$Linux_X86_64 LibreOffice_project/420$Build-2</meta:generator>
    <dc:coverage>This sample showcases creating manual and automatic tables with styling, </dc:coverage>
    <dc:publisher>Walter Dietz</dc:publisher>
    <dc:source>https://github.com/WaltDietzney/odt-template-engine</dc:source>
    <dc:subject>Demonstration of styled tables with RichTable and RichTableCell elements</dc:subject>
    <dc:title>Sample 13 -Advanced Table Construction and Styling</dc:title>
    <meta:keyword>ODT template table</meta:keyword>
    <meta:keyword>RichTable styled cells document generation formatting tables richtext finance styling summary</meta:keyword>
    <meta:document-statistic meta:table-count="0" meta:image-count="0" meta:object-count="0" meta:page-count="1" meta:paragraph-count="1" meta:word-count="1" meta:character-count="10" meta:non-whitespace-character-count="10"/>
  </office:meta>
</office:document-meta>
</file>